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我的排7為兩人局，main一開始會先宣告建構子，進入prepare函式，執行洗牌、順牌、初始化檯面、並判斷黑桃7在玩家還是電腦手上，再來進入round函式，若黑桃7在玩家手上，則一個回合為玩家回合，電腦回合，顯示檯面。反之，則是電腦回合，顯示檯面，玩家回合。</text:p>
      <text:p text:style-name="Standard"/>
      <text:p text:style-name="Standard">檯面會存4個花色，每個花色3張牌，分別記錄，最小點數，7，最大點數，一開始都是負值，直到7存入後才會激活最小、最大值。</text:p>
      <text:p text:style-name="Standard"/>
      <text:p text:style-name="Standard">玩家回合的函式會執行，顯示手牌、判斷是否需要蓋牌，如果不需要就進入出牌函式，若需要則進入蓋牌函式。判斷是否需要蓋牌的函式，會一張一張拿牌去比較檯面，看看是否有牌可以出，先判斷牌組裡有沒有7，7一定可以出，再來看看可不可以連到最大最小值。出牌的函式則是將點數、花色輸入到相對應的檯面裡，出完牌後將該牌位置的值改為負值，出牌時要判斷若是第一張牌，一定只能出黑桃7，和相對應的檯面可不可以存。蓋牌的函式，則是累加每次蓋牌的點數，並將蓋掉牌原來的位置紀錄為負值。顯示手牌的函式，會將記錄為負值的牌的位置輸出已出牌，其他位置則照樣輸出原本的牌。</text:p>
      <text:p text:style-name="Standard"/>
      <text:p text:style-name="Standard">電腦回合一樣執行，判斷是否需要蓋牌，如果不需要就進入出牌函式，若需要則進入蓋牌函式。但電腦的發牌和蓋牌和玩家回合的邏輯不太相同。電腦的蓋牌，會先掃過手牌，紀錄最小的點數，並蓋掉該點數，出牌則是和判斷蓋牌的模式很像，一張一張的比較檯面，一比較到可以出的牌則馬上打出。</text:p>
      <text:p text:style-name="Standard"/>
      <text:p text:style-name="Standard">最後，重複回合數直到總共出了52張牌後，跳出迴圈，並顯示結束遊戲，計算並比較玩家、電腦蓋牌點數、並印出勝負。</text:p>
      <text:p text:style-name="Standard"/>
      <text:p text:style-name="Standard"/>
      <text:p text:style-name="Standard"><text:s/>新功能：</text:p>
      <text:p text:style-name="Standard"/>
      <text:p text:style-name="Standard">新增了存檔和防止竄改的功能。Main函式一開始會詢問是否要開始新遊戲，並依照輸入回傳相對應的值，接著用回傳值選擇要進入的函式，弱勢繼續遊戲，則進入preparedata的函式，函式裡會讀入兩組資料，一個是加密前、一個是加密後，接著會先將加密後的資料解密，比對兩組資料的每一個數據，如果資料有被竄載，導致兩組數據不一樣，則會輸入”作弊”並結束程式，如果一切正常，則繼續執行程式，每到玩家的回合會進入leave的函式，函式裡玩家可以決定是否離開遊戲且存檔，如果要離開遊戲，則進入save的函式，函式裡會將全域變數輸出到兩個不同的檔案，savedata.txt裡存放加密後的檔案、savecheck.txt裡面存放未加密的檔案，而加密方法則是，設置一個整數密碼，接著讓每個資料都加上這個密碼。如果不離開程式，則繼續執行直到遊戲結束，並在結束時進入到一個reset的函式，函式裡將資料重新出始化，讓遊戲結束後不要再去讀取舊檔案。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表格內文1" style:display-name="表格內文1" style:family="paragraph">
      <style:paragraph-properties style:vertical-align="auto"/>
      <style:text-properties style:font-name="Calibri" style:font-name-complex="Calibri" style:font-size-complex="11pt" style:language-complex="ar" style:country-complex="SA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祐銘 梁</dc:creator>
    <meta:creation-date>2020-06-03T13:00:00Z</meta:creation-date>
    <dc:date>2022-10-01T12:17:00Z</dc:date>
    <meta:template xlink:href="Normal.dotm" xlink:type="simple"/>
    <meta:editing-cycles>3</meta:editing-cycles>
    <meta:editing-duration>PT60S</meta:editing-duration>
    <meta:document-statistic meta:page-count="1" meta:paragraph-count="2" meta:word-count="159" meta:character-count="1069" meta:row-count="7" meta:non-whitespace-character-count="912"/>
  </office:meta>
</office:document-meta>
</file>